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341cm" table:align="left"/>
    </style:style>
    <style:style style:name="Table1.A" style:family="table-column">
      <style:table-column-properties style:column-width="2.685cm"/>
    </style:style>
    <style:style style:name="Table1.B" style:family="table-column">
      <style:table-column-properties style:column-width="13.65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7 — Sleep &amp; Stress Regulation (Biological, Not Psychological)</text:span></text:h>
      <text:p text:style-name="Text_20_body">Blood pressure rises when three internal systems stay switched on too long:</text:p>
      <text:list text:style-name="L1">
        <text:list-item>
          <text:p text:style-name="P1"><text:span text:style-name="Strong_20_Emphasis">Sympathetic nervous system</text:span> (fight–flight)</text:p>
        </text:list-item>
        <text:list-item>
          <text:p text:style-name="P1"><text:span text:style-name="Strong_20_Emphasis">Cortisol cycle</text:span> (stress hormone rhythm)</text:p>
        </text:list-item>
        <text:list-item>
          <text:p text:style-name="P1"><text:span text:style-name="Strong_20_Emphasis">RAAS system</text:span> (kidneys conserving salt + narrowing arteries)</text:p>
        </text:list-item>
      </text:list>
      <text:p text:style-name="Text_20_body">If you can suppress those three at the right times, your pressure drops — even without feeling particularly “relaxed.”</text:p>
      <text:p text:style-name="Text_20_body">This chapter shows you <text:span text:style-name="Emphasis">how to flick the switches off</text:span>.</text:p>
      <text:p text:style-name="Horizontal_20_Line"/>
      <text:h text:style-name="Heading_20_1" text:outline-level="1"><text:span text:style-name="Strong_20_Emphasis">SECTION 1 — Evenings: How to Lower Night-Time Blood Pressure</text:span></text:h>
      <text:p text:style-name="Text_20_body">Night-time BP is the most important predictor of heart attack and stroke.<text:line-break/>We target <text:span text:style-name="Strong_20_Emphasis">three physiological levers</text:span>:</text:p>
      <text:p text:style-name="Horizontal_20_Line"/>
      <text:h text:style-name="Heading_20_2" text:outline-level="2"><text:span text:style-name="Strong_20_Emphasis">1. Drop Body Temperature Slightly</text:span></text:h>
      <text:p text:style-name="Text_20_body">Lower your core temperature by <text:span text:style-name="Strong_20_Emphasis">0.5–1.0°C</text:span> and the body automatically shifts into parasympathetic (calming) mode.</text:p>
      <text:p text:style-name="Text_20_body"><text:span text:style-name="Strong_20_Emphasis">Practical method:</text:span></text:p>
      <text:list text:style-name="L2">
        <text:list-item>
          <text:p text:style-name="P2">Take a warm shower 60–90 minutes before bed → skin heats → body dumps heat → core cools</text:p>
        </text:list-item>
        <text:list-item>
          <text:p text:style-name="P2">Or simply use a fan for 10 minutes before lying down</text:p>
        </text:list-item>
      </text:list>
      <text:p text:style-name="Text_20_body">The objective is <text:span text:style-name="Strong_20_Emphasis">cooling</text:span>, not comfort.</text:p>
      <text:p text:style-name="Horizontal_20_Line"/>
      <text:h text:style-name="Heading_20_2" text:outline-level="2"><text:span text:style-name="Strong_20_Emphasis">2. No Heavy Carbs or Sugar After 7PM</text:span></text:h>
      <text:p text:style-name="Text_20_body">Evening insulin spikes drive:</text:p>
      <text:list text:style-name="L3">
        <text:list-item>
          <text:p text:style-name="P3">nocturnal urination</text:p>
        </text:list-item>
        <text:list-item>
          <text:p text:style-name="P3">fluid retention</text:p>
        </text:list-item>
        <text:list-item>
          <text:p text:style-name="P3">cortisol flashes</text:p>
        </text:list-item>
        <text:list-item>
          <text:p text:style-name="P3">increased sympathetic tone</text:p>
        </text:list-item>
      </text:list>
      <text:p text:style-name="Text_20_body"><text:soft-page-break/>Even if calories and servings are small.</text:p>
      <text:p text:style-name="Text_20_body">Your lighter evening meal from Chapter 5 already solves this.</text:p>
      <text:p text:style-name="Horizontal_20_Line"/>
      <text:h text:style-name="Heading_20_2" text:outline-level="2"><text:span text:style-name="Strong_20_Emphasis">3. The 2-Minute “Vagus Reset” (Highly Effective)</text:span></text:h>
      <text:p text:style-name="Text_20_body">You don’t need meditation.<text:line-break/>You need to mechanically stimulate the vagus nerve.</text:p>
      <text:p text:style-name="Text_20_body"><text:span text:style-name="Strong_20_Emphasis">Do this once before bed:</text:span></text:p>
      <text:list text:style-name="L4">
        <text:list-item>
          <text:p text:style-name="P4">Inhale for <text:span text:style-name="Strong_20_Emphasis">4 seconds</text:span></text:p>
        </text:list-item>
        <text:list-item>
          <text:p text:style-name="P4">Exhale for <text:span text:style-name="Strong_20_Emphasis">6–8 seconds</text:span></text:p>
        </text:list-item>
        <text:list-item>
          <text:p text:style-name="P4">Repeat for <text:span text:style-name="Strong_20_Emphasis">10 breaths</text:span></text:p>
        </text:list-item>
      </text:list>
      <text:p text:style-name="Text_20_body">This is not mindfulness.<text:line-break/>You’re forcing CO₂ rise → blood vessels widen → pressure drops.</text:p>
      <text:p text:style-name="Text_20_body">Even combat soldiers use this.</text:p>
      <text:p text:style-name="Horizontal_20_Line"/>
      <text:h text:style-name="Heading_20_1" text:outline-level="1"><text:span text:style-name="Strong_20_Emphasis">SECTION 2 — Morning Reset: Prevent Cortisol Spikes</text:span></text:h>
      <text:p text:style-name="Text_20_body">Cortisol is supposed to peak at sunrise, but in many people with hypertension it peaks sharply and stays high.</text:p>
      <text:p text:style-name="Text_20_body">Three simple mechanical fixes:</text:p>
      <text:p text:style-name="Horizontal_20_Line"/>
      <text:h text:style-name="Heading_20_2" text:outline-level="2"><text:span text:style-name="Strong_20_Emphasis">1. Get Outside for 5 Minutes (No Sunglasses)</text:span></text:h>
      <text:p text:style-name="Text_20_body">Natural light hits the retina → signals hypothalamus → normalises cortisol.<text:line-break/>Artificial indoor light does <text:span text:style-name="Strong_20_Emphasis">not</text:span> have this effect.</text:p>
      <text:p text:style-name="Text_20_body">This stabilises:</text:p>
      <text:list text:style-name="L5">
        <text:list-item>
          <text:p text:style-name="P5">waking blood pressure</text:p>
        </text:list-item>
        <text:list-item>
          <text:p text:style-name="P5">insulin</text:p>
        </text:list-item>
        <text:list-item>
          <text:p text:style-name="P5">circadian rhythm</text:p>
        </text:list-item>
        <text:list-item>
          <text:p text:style-name="P5">melatonin production at night</text:p>
        </text:list-item>
      </text:list>
      <text:p text:style-name="Text_20_body">It’s free, fast, and powerful.</text:p>
      <text:p text:style-name="Horizontal_20_Line"/>
      <text:h text:style-name="Heading_20_2" text:outline-level="2"><text:soft-page-break/><text:span text:style-name="Strong_20_Emphasis">2. Movement Before Screens</text:span></text:h>
      <text:p text:style-name="Text_20_body">Just a few minutes of motion before your phone or computer reduces adrenaline release for the <text:span text:style-name="Strong_20_Emphasis">entire morning</text:span>.</text:p>
      <text:p text:style-name="Text_20_body">Examples:</text:p>
      <text:list text:style-name="L6">
        <text:list-item>
          <text:p text:style-name="P6">walk 2 minutes around the house</text:p>
        </text:list-item>
        <text:list-item>
          <text:p text:style-name="P6">stretch your back</text:p>
        </text:list-item>
        <text:list-item>
          <text:p text:style-name="P6">slow squats (3–5)</text:p>
        </text:list-item>
      </text:list>
      <text:p text:style-name="Text_20_body">This rebalances the sympathetic–parasympathetic ratio.</text:p>
      <text:p text:style-name="Horizontal_20_Line"/>
      <text:h text:style-name="Heading_20_2" text:outline-level="2"><text:span text:style-name="Strong_20_Emphasis">3. Hydration Early, Not Late</text:span></text:h>
      <text:p text:style-name="Text_20_body">Drink <text:span text:style-name="Strong_20_Emphasis">200–300 ml water</text:span> within 30 minutes of waking.</text:p>
      <text:p text:style-name="Text_20_body">Why?<text:line-break/>Low morning hydration activates RAAS → kidneys tighten arteries → pressure rises.</text:p>
      <text:p text:style-name="Horizontal_20_Line"/>
      <text:h text:style-name="Heading_20_1" text:outline-level="1"><text:span text:style-name="Strong_20_Emphasis">SECTION 3 — Stress Spikes During the Day</text:span></text:h>
      <text:p text:style-name="Text_20_body">We don’t try to “feel relaxed.”<text:line-break/>We use tricks that alter blood chemistry even if your mind is busy.</text:p>
      <text:p text:style-name="Horizontal_20_Line"/>
      <text:h text:style-name="Heading_20_2" text:outline-level="2"><text:span text:style-name="Strong_20_Emphasis">1. The 30-Second CO₂ Elevation Technique</text:span></text:h>
      <text:p text:style-name="Text_20_body">When stressed:</text:p>
      <text:list text:style-name="L7">
        <text:list-item>
          <text:p text:style-name="P7">inhale normally</text:p>
        </text:list-item>
        <text:list-item>
          <text:p text:style-name="P7">exhale <text:span text:style-name="Strong_20_Emphasis">slowly</text:span> for 6–10 seconds</text:p>
        </text:list-item>
        <text:list-item>
          <text:p text:style-name="P7">repeat 3–5 times</text:p>
        </text:list-item>
      </text:list>
      <text:p text:style-name="Text_20_body">This raises CO₂ slightly → relaxes blood vessels.<text:line-break/>It works <text:span text:style-name="Strong_20_Emphasis">even if you’re in a rush</text:span> or irritated.</text:p>
      <text:p text:style-name="Horizontal_20_Line"/>
      <text:h text:style-name="Heading_20_2" text:outline-level="2"><text:span text:style-name="Strong_20_Emphasis">2. Posture Reset (Surprising But Proven)</text:span></text:h>
      <text:p text:style-name="Text_20_body">Leaning forward (phone posture) compresses the thoracic cavity → reduces lung volume → increases heart rate.</text:p>
      <text:p text:style-name="Text_20_body">Quick fix:</text:p>
      <text:list text:style-name="L8">
        <text:list-item>
          <text:p text:style-name="P8">Stand or sit tall</text:p>
        </text:list-item>
        <text:list-item>
          <text:p text:style-name="P8"><text:soft-page-break/>Pull collarbone up</text:p>
        </text:list-item>
        <text:list-item>
          <text:p text:style-name="P8">Let the ribs expand naturally</text:p>
        </text:list-item>
      </text:list>
      <text:p text:style-name="Text_20_body">This changes blood pressure in <text:span text:style-name="Strong_20_Emphasis">seconds</text:span>.</text:p>
      <text:p text:style-name="Horizontal_20_Line"/>
      <text:h text:style-name="Heading_20_2" text:outline-level="2"><text:span text:style-name="Strong_20_Emphasis">3. Noise Reduction</text:span></text:h>
      <text:p text:style-name="Text_20_body">Not psychological — physiological.</text:p>
      <text:p text:style-name="Text_20_body">Background noise elevates adrenaline and cortisol continuously.</text:p>
      <text:p text:style-name="Text_20_body">Use:</text:p>
      <text:list text:style-name="L9">
        <text:list-item>
          <text:p text:style-name="P9">earplugs</text:p>
        </text:list-item>
        <text:list-item>
          <text:p text:style-name="P9">noise-cancelling headphones</text:p>
        </text:list-item>
        <text:list-item>
          <text:p text:style-name="P9">closing a door</text:p>
        </text:list-item>
        <text:list-item>
          <text:p text:style-name="P9">stepping outside for 1 min</text:p>
        </text:list-item>
      </text:list>
      <text:p text:style-name="Text_20_body">This reduces sympathetic load.</text:p>
      <text:p text:style-name="Horizontal_20_Line"/>
      <text:h text:style-name="Heading_20_1" text:outline-level="1"><text:span text:style-name="Strong_20_Emphasis">SECTION 4 — Sleep Repair Techniques</text:span></text:h>
      <text:p text:style-name="Text_20_body">People with high BP often have:</text:p>
      <text:list text:style-name="L10">
        <text:list-item>
          <text:p text:style-name="P10">fragmented sleep</text:p>
        </text:list-item>
        <text:list-item>
          <text:p text:style-name="P10">early waking</text:p>
        </text:list-item>
        <text:list-item>
          <text:p text:style-name="P10">racing heart at night</text:p>
        </text:list-item>
      </text:list>
      <text:p text:style-name="Text_20_body">These are biological, not mental.</text:p>
      <text:p text:style-name="Horizontal_20_Line"/>
      <text:h text:style-name="Heading_20_2" text:outline-level="2"><text:span text:style-name="Strong_20_Emphasis">1. Magnesium Before Bed (Food First)</text:span></text:h>
      <text:p text:style-name="Text_20_body">Magnesium-rich foods:</text:p>
      <text:list text:style-name="L11">
        <text:list-item>
          <text:p text:style-name="P11">pumpkin seeds</text:p>
        </text:list-item>
        <text:list-item>
          <text:p text:style-name="P11">spinach</text:p>
        </text:list-item>
        <text:list-item>
          <text:p text:style-name="P11">nuts</text:p>
        </text:list-item>
        <text:list-item>
          <text:p text:style-name="P11">beans</text:p>
        </text:list-item>
        <text:list-item>
          <text:p text:style-name="P11">dark chocolate (unsweetened)</text:p>
        </text:list-item>
      </text:list>
      <text:p text:style-name="Text_20_body">Magnesium relaxes smooth muscle in arteries.</text:p>
      <text:p text:style-name="Text_20_body"><text:soft-page-break/>If supplementing:<text:line-break/><text:span text:style-name="Strong_20_Emphasis">Magnesium glycinate, 200–300 mg</text:span>, 1 hour before bed.<text:line-break/>Avoid oxide (poor absorption).</text:p>
      <text:p text:style-name="Horizontal_20_Line"/>
      <text:h text:style-name="Heading_20_2" text:outline-level="2"><text:span text:style-name="Strong_20_Emphasis">2. Cool Bedroom = Lower BP</text:span></text:h>
      <text:p text:style-name="Text_20_body">Ideal temperature: <text:span text:style-name="Strong_20_Emphasis">17–19°C</text:span><text:line-break/>Even 21–23°C disrupts melatonin and increases nighttime BP.</text:p>
      <text:p text:style-name="Text_20_body">If SA weather is hot:</text:p>
      <text:list text:style-name="L12">
        <text:list-item>
          <text:p text:style-name="P12">fan near feet</text:p>
        </text:list-item>
        <text:list-item>
          <text:p text:style-name="P12">thin sheet</text:p>
        </text:list-item>
        <text:list-item>
          <text:p text:style-name="P12">avoid heavy duvets</text:p>
        </text:list-item>
        <text:list-item>
          <text:p text:style-name="P12">open window if safe</text:p>
        </text:list-item>
      </text:list>
      <text:p text:style-name="Horizontal_20_Line"/>
      <text:h text:style-name="Heading_20_2" text:outline-level="2"><text:span text:style-name="Strong_20_Emphasis">3. The “90-Minute Rule”</text:span></text:h>
      <text:p text:style-name="Text_20_body">Sleep cycles are ~90 minutes.<text:line-break/>If you wake at night, don’t panic or count hours.</text:p>
      <text:p text:style-name="Text_20_body">Just lie still until the next natural cycle ends.</text:p>
      <text:p text:style-name="Text_20_body">Trying to <text:span text:style-name="Emphasis">force</text:span> sleep raises BP; accepting the cycle lowers it.</text:p>
      <text:p text:style-name="Horizontal_20_Line"/>
      <text:h text:style-name="Heading_20_1" text:outline-level="1"><text:span text:style-name="Strong_20_Emphasis">SECTION 5 — Alcohol, Caffeine, and Timing</text:span></text:h>
      <text:h text:style-name="Heading_20_3" text:outline-level="3"><text:span text:style-name="Strong_20_Emphasis">Coffee</text:span></text:h>
      <text:p text:style-name="Text_20_body">Fine in moderation, but:</text:p>
      <text:list text:style-name="L13">
        <text:list-item>
          <text:p text:style-name="P13">avoid after <text:span text:style-name="Strong_20_Emphasis">12:00</text:span>, or you get a hidden adrenaline rise at midnight</text:p>
        </text:list-item>
        <text:list-item>
          <text:p text:style-name="P13">espresso has less caffeine than instant coffee</text:p>
        </text:list-item>
      </text:list>
      <text:h text:style-name="Heading_20_3" text:outline-level="3"><text:span text:style-name="Strong_20_Emphasis">Alcohol</text:span></text:h>
      <text:p text:style-name="Text_20_body">Raises blood pressure in the early morning, even small amounts.</text:p>
      <text:p text:style-name="Text_20_body">If drinking:</text:p>
      <text:list text:style-name="L14">
        <text:list-item>
          <text:p text:style-name="P14">keep it with lunch, never evenings</text:p>
        </text:list-item>
        <text:list-item>
          <text:p text:style-name="P14">avoid more than 1–2 units</text:p>
        </text:list-item>
      </text:list>
      <text:p text:style-name="Horizontal_20_Line"/>
      <text:h text:style-name="Heading_20_1" text:outline-level="1"><text:soft-page-break/><text:span text:style-name="Strong_20_Emphasis">SECTION 6 — Weekly Sleep-Stress Plan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Day</text:p>
            </table:table-cell>
            <table:table-cell table:style-name="Table1.A1" office:value-type="string">
              <text:p text:style-name="Table_20_Heading">Action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very day</text:span></text:p>
          </table:table-cell>
          <table:table-cell table:style-name="Table1.A1" office:value-type="string">
            <text:p text:style-name="Table_20_Contents">5 min sunlight, 30–45 min walk, light evening meal, slow breathing before b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n/Wed/Fri</text:span></text:p>
          </table:table-cell>
          <table:table-cell table:style-name="Table1.A1" office:value-type="string">
            <text:p text:style-name="Table_20_Contents">Strength routine → warm shower → cool-dow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ue/Thu</text:span></text:p>
          </table:table-cell>
          <table:table-cell table:style-name="Table1.A1" office:value-type="string">
            <text:p text:style-name="Table_20_Contents">Evening vagus reset + 10-min read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ri</text:span></text:p>
          </table:table-cell>
          <table:table-cell table:style-name="Table1.A1" office:value-type="string">
            <text:p text:style-name="Table_20_Contents">Optional interval session (morning only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at</text:span></text:p>
          </table:table-cell>
          <table:table-cell table:style-name="Table1.A1" office:value-type="string">
            <text:p text:style-name="Table_20_Contents">Outdoor activity, no screens lat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un</text:span></text:p>
          </table:table-cell>
          <table:table-cell table:style-name="Table1.A1" office:value-type="string">
            <text:p text:style-name="Table_20_Contents">Early dinner, cool bedroom, long exhale breathing</text:p>
          </table:table-cell>
        </table:table-row>
      </table:table>
      <text:p text:style-name="Horizontal_20_Line"/>
      <text:h text:style-name="Heading_20_3" text:outline-level="3"><text:span text:style-name="Strong_20_Emphasis">Results You Can Expect</text:span></text:h>
      <text:list text:style-name="L15">
        <text:list-item>
          <text:p text:style-name="P15">Better sleep within <text:span text:style-name="Strong_20_Emphasis">1 week</text:span></text:p>
        </text:list-item>
        <text:list-item>
          <text:p text:style-name="P15">Lower morning BP in <text:span text:style-name="Strong_20_Emphasis">7–14 days</text:span></text:p>
        </text:list-item>
        <text:list-item>
          <text:p text:style-name="P15">Fewer stress spikes in <text:span text:style-name="Strong_20_Emphasis">measurable daily readings</text:span></text:p>
        </text:list-item>
        <text:list-item>
          <text:p text:style-name="P15">Lower average BP by <text:span text:style-name="Strong_20_Emphasis">4–12 weeks</text:span></text:p>
        </text:list-item>
      </text:list>
      <text:p text:style-name="Text_20_body">All without psychological fluff.</text:p>
      <text:p text:style-name="Horizontal_20_Line"/>
      <text:h text:style-name="Heading_20_3" text:outline-level="3"><text:span text:style-name="Strong_20_Emphasis">End of Chapter 7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4:59:01.399572139</meta:creation-date>
    <dc:date>2025-11-26T15:00:11.402150979</dc:date>
    <meta:editing-duration>PT1M11S</meta:editing-duration>
    <meta:editing-cycles>1</meta:editing-cycles>
    <meta:document-statistic meta:table-count="1" meta:image-count="0" meta:object-count="0" meta:page-count="6" meta:paragraph-count="134" meta:word-count="865" meta:character-count="5028" meta:non-whitespace-character-count="4356"/>
    <meta:generator>LibreOffice/24.2.7.2$Linux_X86_64 LibreOffice_project/420$Build-2</meta:generator>
  </office:meta>
</office:document-meta>
</file>